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
</text:p>
          </table:table-cell>
          <table:table-cell table:style-name="ce0"/>
          <table:table-cell table:style-name="ce0" office:value-type="string">
            <text:p>…?
</text:p>
          </table:table-cell>
          <table:table-cell table:number-columns-repeated="1018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style-name="ce0" office:value-type="string">
            <text:p>
</text:p>
          </table:table-cell>
          <table:table-cell table:number-columns-repeated="1018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/>
          <table:table-cell table:style-name="ce0" office:value-type="string">
            <text:p>?!</text:p>
          </table:table-cell>
          <table:table-cell table:number-columns-repeated="1018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5:37:53+02:00</meta:creation-date>
    <dc:date>2019-09-29T15:3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